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9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0099ff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Bill of materials for Flexible Servo Controller V1.2</text:p>
          </table:table-cell>
          <table:covered-table-cell/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Instructions for use; Modify the 'number to order' variable to generate a list of product IDs to use for the below part sources. Blue cells are automatically generated.</text:p>
          </table:table-cell>
          <table:covered-table-cell/>
          <table:table-cell table:number-columns-repeated="7"/>
        </table:table-row>
        <table:table-row table:style-name="ro1">
          <table:table-cell table:style-name="ce3" office:value-type="string">
            <text:p>Part</text:p>
          </table:table-cell>
          <table:table-cell table:style-name="ce3" office:value-type="string">
            <text:p>Parts per unit</text:p>
          </table:table-cell>
          <table:table-cell table:style-name="ce1" office:value-type="string" table:number-columns-spanned="2" table:number-rows-spanned="1">
            <text:p>Source</text:p>
          </table:table-cell>
          <table:covered-table-cell/>
          <table:table-cell table:number-columns-repeated="3"/>
          <table:table-cell office:value-type="string">
            <text:p>Raw product ID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<text:a xlink:href="http://www.microkit.se/" xlink:type="simple">www.microkit.se</text:a></text:p>
          </table:table-cell>
          <table:table-cell office:value-type="string">
            <text:p><text:a xlink:href="http://www.farnell.com/" xlink:type="simple">www.farnell.com</text:a></text:p>
          </table:table-cell>
          <table:table-cell table:number-columns-repeated="3"/>
          <table:table-cell office:value-type="string">
            <text:p>Farnell</text:p>
          </table:table-cell>
          <table:table-cell/>
        </table:table-row>
        <table:table-row table:style-name="ro3">
          <table:table-cell table:style-name="ce4" office:value-type="string">
            <text:p>C1, C11</text:p>
          </table:table-cell>
          <table:table-cell table:style-name="ce7" table:formula="of:=SUMPRODUCT(LEN([.$A5])-LEN(SUBSTITUTE([.$A5];&quot;,&quot;;&quot;&quot;)))+1" office:value-type="float" office:value="2">
            <text:p>2</text:p>
          </table:table-cell>
          <table:table-cell table:style-name="ce8" table:formula="of:=&quot;F&quot; &amp;[.$H5] &amp;&quot;+&quot;&amp;[.$B5]*[.$C$49]" office:value-type="string" office:string-value="F1856461+20">
            <text:p>F1856461+20</text:p>
          </table:table-cell>
          <table:table-cell table:style-name="ce8" table:formula="of:=[.$H5] &amp;&quot;, &quot;&amp;[.$B5]*[.$C$49]" office:value-type="string" office:string-value="1856461, 20">
            <text:p>1856461, 20</text:p>
          </table:table-cell>
          <table:table-cell table:number-columns-repeated="3"/>
          <table:table-cell table:style-name="ce10" office:value-type="string">
            <text:p>1856461</text:p>
          </table:table-cell>
          <table:table-cell/>
        </table:table-row>
        <table:table-row table:style-name="ro3">
          <table:table-cell table:style-name="ce4" office:value-type="string">
            <text:p>C2, C16</text:p>
          </table:table-cell>
          <table:table-cell table:style-name="ce7" table:formula="of:=SUMPRODUCT(LEN([.$A6])-LEN(SUBSTITUTE([.$A6];&quot;,&quot;;&quot;&quot;)))+1" office:value-type="float" office:value="2">
            <text:p>2</text:p>
          </table:table-cell>
          <table:table-cell table:style-name="ce8" table:formula="of:=&quot;F&quot; &amp;[.$H6] &amp;&quot;+&quot;&amp;[.$B6]*[.$C$49]" office:value-type="string" office:string-value="F1856643+20">
            <text:p>F1856643+20</text:p>
          </table:table-cell>
          <table:table-cell table:style-name="ce8" table:formula="of:=[.$H6] &amp;&quot;, &quot;&amp;[.$B6]*[.$C$49]" office:value-type="string" office:string-value="1856643, 20">
            <text:p>1856643, 20</text:p>
          </table:table-cell>
          <table:table-cell table:number-columns-repeated="3"/>
          <table:table-cell table:style-name="ce10" office:value-type="string">
            <text:p>1856643</text:p>
          </table:table-cell>
          <table:table-cell/>
        </table:table-row>
        <table:table-row table:style-name="ro3">
          <table:table-cell table:style-name="ce4" office:value-type="string">
            <text:p>C7, C9</text:p>
          </table:table-cell>
          <table:table-cell table:style-name="ce7" table:formula="of:=SUMPRODUCT(LEN([.$A7])-LEN(SUBSTITUTE([.$A7];&quot;,&quot;;&quot;&quot;)))+1" office:value-type="float" office:value="2">
            <text:p>2</text:p>
          </table:table-cell>
          <table:table-cell table:style-name="ce8" table:formula="of:=&quot;F&quot; &amp;[.$H7] &amp;&quot;+&quot;&amp;[.$B7]*[.$C$49]" office:value-type="string" office:string-value="F1907337+20">
            <text:p>F1907337+20</text:p>
          </table:table-cell>
          <table:table-cell table:style-name="ce8" table:formula="of:=[.$H7] &amp;&quot;, &quot;&amp;[.$B7]*[.$C$49]" office:value-type="string" office:string-value="1907337, 20">
            <text:p>1907337, 20</text:p>
          </table:table-cell>
          <table:table-cell table:number-columns-repeated="3"/>
          <table:table-cell table:style-name="ce10" office:value-type="string">
            <text:p>1907337</text:p>
          </table:table-cell>
          <table:table-cell/>
        </table:table-row>
        <table:table-row table:style-name="ro3">
          <table:table-cell table:style-name="ce4" office:value-type="string">
            <text:p>C3</text:p>
          </table:table-cell>
          <table:table-cell table:style-name="ce7" table:formula="of:=SUMPRODUCT(LEN([.$A8])-LEN(SUBSTITUTE([.$A8];&quot;,&quot;;&quot;&quot;)))+1" office:value-type="float" office:value="1">
            <text:p>1</text:p>
          </table:table-cell>
          <table:table-cell table:style-name="ce8" table:formula="of:=&quot;F&quot; &amp;[.$H8] &amp;&quot;+&quot;&amp;[.$B8]*[.$C$49]" office:value-type="string" office:string-value="F1678933+10">
            <text:p>F1678933+10</text:p>
          </table:table-cell>
          <table:table-cell table:style-name="ce8" table:formula="of:=[.$H8] &amp;&quot;, &quot;&amp;[.$B8]*[.$C$49]" office:value-type="string" office:string-value="1678933, 10">
            <text:p>1678933, 10</text:p>
          </table:table-cell>
          <table:table-cell table:number-columns-repeated="3"/>
          <table:table-cell table:style-name="ce10" office:value-type="float" office:value="1678933">
            <text:p>1678933</text:p>
          </table:table-cell>
          <table:table-cell/>
        </table:table-row>
        <table:table-row table:style-name="ro3">
          <table:table-cell table:style-name="ce4" office:value-type="string">
            <text:p>C4, C15, C18</text:p>
          </table:table-cell>
          <table:table-cell table:style-name="ce7" table:formula="of:=SUMPRODUCT(LEN([.$A9])-LEN(SUBSTITUTE([.$A9];&quot;,&quot;;&quot;&quot;)))+1" office:value-type="float" office:value="3">
            <text:p>3</text:p>
          </table:table-cell>
          <table:table-cell table:style-name="ce8" table:formula="of:=&quot;F&quot; &amp;[.$H9] &amp;&quot;+&quot;&amp;[.$B9]*[.$C$49]" office:value-type="string" office:string-value="F2094044+30">
            <text:p>F2094044+30</text:p>
          </table:table-cell>
          <table:table-cell table:style-name="ce8" table:formula="of:=[.$H9] &amp;&quot;, &quot;&amp;[.$B9]*[.$C$49]" office:value-type="string" office:string-value="2094044, 30">
            <text:p>2094044, 30</text:p>
          </table:table-cell>
          <table:table-cell table:number-columns-repeated="3"/>
          <table:table-cell table:style-name="ce10" office:value-type="string">
            <text:p>2094044</text:p>
          </table:table-cell>
          <table:table-cell/>
        </table:table-row>
        <table:table-row table:style-name="ro4">
          <table:table-cell table:style-name="ce4" office:value-type="string">
            <text:p>C5, C10, C12, C13, C14, C17, C19, C20, C21, C22, C23, C24, C25, C26, C27, C28</text:p>
          </table:table-cell>
          <table:table-cell table:style-name="ce7" table:formula="of:=SUMPRODUCT(LEN([.$A10])-LEN(SUBSTITUTE([.$A10];&quot;,&quot;;&quot;&quot;)))+1" office:value-type="float" office:value="16">
            <text:p>16</text:p>
          </table:table-cell>
          <table:table-cell table:style-name="ce8" table:formula="of:=&quot;F&quot; &amp;[.$H10] &amp;&quot;+&quot;&amp;[.$B10]*[.$C$49]" office:value-type="string" office:string-value="F1907325+160">
            <text:p>F1907325+160</text:p>
          </table:table-cell>
          <table:table-cell table:style-name="ce8" table:formula="of:=[.$H10] &amp;&quot;, &quot;&amp;[.$B10]*[.$C$49]" office:value-type="string" office:string-value="1907325, 160">
            <text:p>1907325, 160</text:p>
          </table:table-cell>
          <table:table-cell table:number-columns-repeated="3"/>
          <table:table-cell table:style-name="ce10" office:value-type="string">
            <text:p>1907325</text:p>
          </table:table-cell>
          <table:table-cell/>
        </table:table-row>
        <table:table-row table:style-name="ro3">
          <table:table-cell table:style-name="ce4" office:value-type="string">
            <text:p>C8</text:p>
          </table:table-cell>
          <table:table-cell table:style-name="ce7" table:formula="of:=SUMPRODUCT(LEN([.$A11])-LEN(SUBSTITUTE([.$A11];&quot;,&quot;;&quot;&quot;)))+1" office:value-type="float" office:value="1">
            <text:p>1</text:p>
          </table:table-cell>
          <table:table-cell table:style-name="ce8" table:formula="of:=&quot;F&quot; &amp;[.$H11] &amp;&quot;+&quot;&amp;[.$B11]*[.$C$49]" office:value-type="string" office:string-value="F1907373+10">
            <text:p>F1907373+10</text:p>
          </table:table-cell>
          <table:table-cell table:style-name="ce8" table:formula="of:=[.$H11] &amp;&quot;, &quot;&amp;[.$B11]*[.$C$49]" office:value-type="string" office:string-value="1907373, 10">
            <text:p>1907373, 10</text:p>
          </table:table-cell>
          <table:table-cell table:number-columns-repeated="3"/>
          <table:table-cell table:style-name="ce10" office:value-type="string">
            <text:p>1907373</text:p>
          </table:table-cell>
          <table:table-cell/>
        </table:table-row>
        <table:table-row table:style-name="ro3">
          <table:table-cell table:style-name="ce4" office:value-type="string">
            <text:p>C6</text:p>
          </table:table-cell>
          <table:table-cell table:style-name="ce7" table:formula="of:=SUMPRODUCT(LEN([.$A12])-LEN(SUBSTITUTE([.$A12];&quot;,&quot;;&quot;&quot;)))+1" office:value-type="float" office:value="1">
            <text:p>1</text:p>
          </table:table-cell>
          <table:table-cell table:style-name="ce8" table:formula="of:=&quot;F&quot; &amp;[.$H12] &amp;&quot;+&quot;&amp;[.$B12]*[.$C$49]" office:value-type="string" office:string-value="F1850091+10">
            <text:p>F1850091+10</text:p>
          </table:table-cell>
          <table:table-cell table:style-name="ce8" table:formula="of:=[.$H12] &amp;&quot;, &quot;&amp;[.$B12]*[.$C$49]" office:value-type="string" office:string-value="1850091, 10">
            <text:p>1850091, 10</text:p>
          </table:table-cell>
          <table:table-cell table:number-columns-repeated="3"/>
          <table:table-cell table:style-name="ce11" office:value-type="string">
            <text:p>1850091</text:p>
          </table:table-cell>
          <table:table-cell/>
        </table:table-row>
        <table:table-row table:style-name="ro3">
          <table:table-cell table:style-name="ce4" office:value-type="string">
            <text:p>D1, D2</text:p>
          </table:table-cell>
          <table:table-cell table:style-name="ce7" table:formula="of:=SUMPRODUCT(LEN([.$A13])-LEN(SUBSTITUTE([.$A13];&quot;,&quot;;&quot;&quot;)))+1" office:value-type="float" office:value="2">
            <text:p>2</text:p>
          </table:table-cell>
          <table:table-cell table:style-name="ce8" table:formula="of:=&quot;F&quot; &amp;[.$H13] &amp;&quot;+&quot;&amp;[.$B13]*[.$C$49]" office:value-type="string" office:string-value="F1299285+20">
            <text:p>F1299285+20</text:p>
          </table:table-cell>
          <table:table-cell table:style-name="ce8" table:formula="of:=[.$H13] &amp;&quot;, &quot;&amp;[.$B13]*[.$C$49]" office:value-type="string" office:string-value="1299285, 20">
            <text:p>1299285, 20</text:p>
          </table:table-cell>
          <table:table-cell table:number-columns-repeated="3"/>
          <table:table-cell table:style-name="ce11" office:value-type="string">
            <text:p>1299285</text:p>
          </table:table-cell>
          <table:table-cell/>
        </table:table-row>
        <table:table-row table:style-name="ro3">
          <table:table-cell table:style-name="ce4" office:value-type="string">
            <text:p>D3, D4, D5, D6</text:p>
          </table:table-cell>
          <table:table-cell table:style-name="ce7" table:formula="of:=SUMPRODUCT(LEN([.$A14])-LEN(SUBSTITUTE([.$A14];&quot;,&quot;;&quot;&quot;)))+1" office:value-type="float" office:value="4">
            <text:p>4</text:p>
          </table:table-cell>
          <table:table-cell table:style-name="ce8" table:formula="of:=&quot;F&quot; &amp;[.$H14] &amp;&quot;+&quot;&amp;[.$B14]*[.$C$49]" office:value-type="string" office:string-value="F8737614+40">
            <text:p>F8737614+40</text:p>
          </table:table-cell>
          <table:table-cell table:style-name="ce8" table:formula="of:=[.$H14] &amp;&quot;, &quot;&amp;[.$B14]*[.$C$49]" office:value-type="string" office:string-value="8737614, 40">
            <text:p>8737614, 40</text:p>
          </table:table-cell>
          <table:table-cell table:number-columns-repeated="3"/>
          <table:table-cell table:style-name="ce10" office:value-type="float" office:value="8737614">
            <text:p>8737614</text:p>
          </table:table-cell>
          <table:table-cell/>
        </table:table-row>
        <table:table-row table:style-name="ro3">
          <table:table-cell table:style-name="ce4" office:value-type="string">
            <text:p>F1</text:p>
          </table:table-cell>
          <table:table-cell table:style-name="ce7" table:formula="of:=SUMPRODUCT(LEN([.$A15])-LEN(SUBSTITUTE([.$A15];&quot;,&quot;;&quot;&quot;)))+1" office:value-type="float" office:value="1">
            <text:p>1</text:p>
          </table:table-cell>
          <table:table-cell table:style-name="ce8" table:formula="of:=&quot;F&quot; &amp;[.$H15] &amp;&quot;+&quot;&amp;[.$B15]*[.$C$49]" office:value-type="string" office:string-value="F1586596+10">
            <text:p>F1586596+10</text:p>
          </table:table-cell>
          <table:table-cell table:style-name="ce8" table:formula="of:=[.$H15] &amp;&quot;, &quot;&amp;[.$B15]*[.$C$49]" office:value-type="string" office:string-value="1586596, 10">
            <text:p>1586596, 10</text:p>
          </table:table-cell>
          <table:table-cell table:number-columns-repeated="3"/>
          <table:table-cell table:style-name="ce12" office:value-type="float" office:value="1586596">
            <text:p>1586596</text:p>
          </table:table-cell>
          <table:table-cell table:style-name="ce13"/>
        </table:table-row>
        <table:table-row table:style-name="ro3">
          <table:table-cell table:style-name="ce4" office:value-type="string">
            <text:p>F1</text:p>
          </table:table-cell>
          <table:table-cell table:style-name="ce7" table:formula="of:=SUMPRODUCT(LEN([.$A16])-LEN(SUBSTITUTE([.$A16];&quot;,&quot;;&quot;&quot;)))+1" office:value-type="float" office:value="1">
            <text:p>1</text:p>
          </table:table-cell>
          <table:table-cell table:style-name="ce8" table:formula="of:=&quot;F&quot; &amp;[.$H16] &amp;&quot;+&quot;&amp;[.$B16]*[.$C$49]" office:value-type="string" office:string-value="F2137131+10">
            <text:p>F2137131+10</text:p>
          </table:table-cell>
          <table:table-cell table:style-name="ce8" table:formula="of:=[.$H16] &amp;&quot;, &quot;&amp;[.$B16]*[.$C$49]" office:value-type="string" office:string-value="2137131, 10">
            <text:p>2137131, 10</text:p>
          </table:table-cell>
          <table:table-cell table:number-columns-repeated="3"/>
          <table:table-cell table:style-name="ce12" office:value-type="float" office:value="2137131">
            <text:p>2137131</text:p>
          </table:table-cell>
          <table:table-cell/>
        </table:table-row>
        <table:table-row table:style-name="ro3">
          <table:table-cell table:style-name="ce5" office:value-type="string">
            <text:p>F2, F3 (for 5V encoder mode)</text:p>
          </table:table-cell>
          <table:table-cell table:style-name="ce7" table:formula="of:=SUMPRODUCT(LEN([.$A17])-LEN(SUBSTITUTE([.$A17];&quot;,&quot;;&quot;&quot;)))+1" office:value-type="float" office:value="2">
            <text:p>2</text:p>
          </table:table-cell>
          <table:table-cell table:style-name="ce8" table:formula="of:=&quot;F&quot; &amp;[.$H17] &amp;&quot;+&quot;&amp;[.$B17]*[.$C$49]" office:value-type="string" office:string-value="F1596997+20">
            <text:p>F1596997+20</text:p>
          </table:table-cell>
          <table:table-cell table:style-name="ce8" table:formula="of:=[.$H17] &amp;&quot;, &quot;&amp;[.$B17]*[.$C$49]" office:value-type="string" office:string-value="1596997, 20">
            <text:p>1596997, 20</text:p>
          </table:table-cell>
          <table:table-cell table:number-columns-repeated="3"/>
          <table:table-cell table:style-name="ce12" office:value-type="string">
            <text:p>1596997</text:p>
          </table:table-cell>
          <table:table-cell/>
        </table:table-row>
        <table:table-row table:style-name="ro3">
          <table:table-cell table:style-name="ce5" office:value-type="string">
            <text:p>F2, F3 (for 3.3V encoder mode)</text:p>
          </table:table-cell>
          <table:table-cell table:style-name="ce7" table:formula="of:=SUMPRODUCT(LEN([.$A18])-LEN(SUBSTITUTE([.$A18];&quot;,&quot;;&quot;&quot;)))+1" office:value-type="float" office:value="2">
            <text:p>2</text:p>
          </table:table-cell>
          <table:table-cell table:style-name="ce8" table:formula="of:=&quot;F&quot; &amp;[.$H18] &amp;&quot;+&quot;&amp;[.$B18]*[.$C$49]" office:value-type="string" office:string-value="F1822205+20">
            <text:p>F1822205+20</text:p>
          </table:table-cell>
          <table:table-cell table:style-name="ce8" table:formula="of:=[.$H18] &amp;&quot;, &quot;&amp;[.$B18]*[.$C$49]" office:value-type="string" office:string-value="1822205, 20">
            <text:p>1822205, 20</text:p>
          </table:table-cell>
          <table:table-cell table:number-columns-repeated="3"/>
          <table:table-cell table:style-name="ce11" office:value-type="float" office:value="1822205">
            <text:p>1822205</text:p>
          </table:table-cell>
          <table:table-cell/>
        </table:table-row>
        <table:table-row table:style-name="ro3">
          <table:table-cell table:style-name="ce4" office:value-type="string">
            <text:p>IC1</text:p>
          </table:table-cell>
          <table:table-cell table:style-name="ce7" table:formula="of:=SUMPRODUCT(LEN([.$A19])-LEN(SUBSTITUTE([.$A19];&quot;,&quot;;&quot;&quot;)))+1" office:value-type="float" office:value="1">
            <text:p>1</text:p>
          </table:table-cell>
          <table:table-cell table:style-name="ce8" table:formula="of:=&quot;F&quot; &amp;[.$H19] &amp;&quot;+&quot;&amp;[.$B19]*[.$C$49]" office:value-type="string" office:string-value="F1329622+10">
            <text:p>F1329622+10</text:p>
          </table:table-cell>
          <table:table-cell table:style-name="ce8" table:formula="of:=[.$H19] &amp;&quot;, &quot;&amp;[.$B19]*[.$C$49]" office:value-type="string" office:string-value="1329622, 10">
            <text:p>1329622, 10</text:p>
          </table:table-cell>
          <table:table-cell table:number-columns-repeated="3"/>
          <table:table-cell table:style-name="ce11" office:value-type="string">
            <text:p>1329622</text:p>
          </table:table-cell>
          <table:table-cell/>
        </table:table-row>
        <table:table-row table:style-name="ro3">
          <table:table-cell table:style-name="ce4" office:value-type="string">
            <text:p>IC2</text:p>
          </table:table-cell>
          <table:table-cell table:style-name="ce7" table:formula="of:=SUMPRODUCT(LEN([.$A20])-LEN(SUBSTITUTE([.$A20];&quot;,&quot;;&quot;&quot;)))+1" office:value-type="float" office:value="1">
            <text:p>1</text:p>
          </table:table-cell>
          <table:table-cell table:style-name="ce8" table:formula="of:=&quot;F&quot; &amp;[.$H20] &amp;&quot;+&quot;&amp;[.$B20]*[.$C$49]" office:value-type="string" office:string-value="F1439380+10">
            <text:p>F1439380+10</text:p>
          </table:table-cell>
          <table:table-cell table:style-name="ce8" table:formula="of:=[.$H20] &amp;&quot;, &quot;&amp;[.$B20]*[.$C$49]" office:value-type="string" office:string-value="1439380, 10">
            <text:p>1439380, 10</text:p>
          </table:table-cell>
          <table:table-cell table:number-columns-repeated="3"/>
          <table:table-cell table:style-name="ce11" office:value-type="string">
            <text:p>1439380</text:p>
          </table:table-cell>
          <table:table-cell/>
        </table:table-row>
        <table:table-row table:style-name="ro3">
          <table:table-cell table:style-name="ce4" office:value-type="string">
            <text:p>IC3</text:p>
          </table:table-cell>
          <table:table-cell table:style-name="ce7" table:formula="of:=SUMPRODUCT(LEN([.$A21])-LEN(SUBSTITUTE([.$A21];&quot;,&quot;;&quot;&quot;)))+1" office:value-type="float" office:value="1">
            <text:p>1</text:p>
          </table:table-cell>
          <table:table-cell table:style-name="ce8" table:formula="of:=&quot;F&quot; &amp;[.$H21] &amp;&quot;+&quot;&amp;[.$B21]*[.$C$49]" office:value-type="string" office:string-value="F2057424+10">
            <text:p>F2057424+10</text:p>
          </table:table-cell>
          <table:table-cell table:style-name="ce8" table:formula="of:=[.$H21] &amp;&quot;, &quot;&amp;[.$B21]*[.$C$49]" office:value-type="string" office:string-value="2057424, 10">
            <text:p>2057424, 10</text:p>
          </table:table-cell>
          <table:table-cell table:number-columns-repeated="3"/>
          <table:table-cell table:style-name="ce10" office:value-type="string">
            <text:p>2057424</text:p>
          </table:table-cell>
          <table:table-cell/>
        </table:table-row>
        <table:table-row table:style-name="ro3">
          <table:table-cell table:style-name="ce4" office:value-type="string">
            <text:p>IC4, IC5, IC9, IC11</text:p>
          </table:table-cell>
          <table:table-cell table:style-name="ce7" table:formula="of:=SUMPRODUCT(LEN([.$A22])-LEN(SUBSTITUTE([.$A22];&quot;,&quot;;&quot;&quot;)))+1" office:value-type="float" office:value="4">
            <text:p>4</text:p>
          </table:table-cell>
          <table:table-cell table:style-name="ce8" table:formula="of:=&quot;F&quot; &amp;[.$H22] &amp;&quot;+&quot;&amp;[.$B22]*[.$C$49]" office:value-type="string" office:string-value="F1078200+40">
            <text:p>F1078200+40</text:p>
          </table:table-cell>
          <table:table-cell table:style-name="ce8" table:formula="of:=[.$H22] &amp;&quot;, &quot;&amp;[.$B22]*[.$C$49]" office:value-type="string" office:string-value="1078200, 40">
            <text:p>1078200, 40</text:p>
          </table:table-cell>
          <table:table-cell table:number-columns-repeated="3"/>
          <table:table-cell table:style-name="ce10" office:value-type="float" office:value="1078200">
            <text:p>1078200</text:p>
          </table:table-cell>
          <table:table-cell/>
        </table:table-row>
        <table:table-row table:style-name="ro3">
          <table:table-cell table:style-name="ce4" office:value-type="string">
            <text:p>IC6</text:p>
          </table:table-cell>
          <table:table-cell table:style-name="ce7" table:formula="of:=SUMPRODUCT(LEN([.$A23])-LEN(SUBSTITUTE([.$A23];&quot;,&quot;;&quot;&quot;)))+1" office:value-type="float" office:value="1">
            <text:p>1</text:p>
          </table:table-cell>
          <table:table-cell table:style-name="ce8" table:formula="of:=&quot;F&quot; &amp;[.$H23] &amp;&quot;+&quot;&amp;[.$B23]*[.$C$49]" office:value-type="string" office:string-value="F2066309+10">
            <text:p>F2066309+10</text:p>
          </table:table-cell>
          <table:table-cell table:style-name="ce8" table:formula="of:=[.$H23] &amp;&quot;, &quot;&amp;[.$B23]*[.$C$49]" office:value-type="string" office:string-value="2066309, 10">
            <text:p>2066309, 10</text:p>
          </table:table-cell>
          <table:table-cell table:number-columns-repeated="3"/>
          <table:table-cell table:style-name="ce10" office:value-type="float" office:value="2066309">
            <text:p>2066309</text:p>
          </table:table-cell>
          <table:table-cell/>
        </table:table-row>
        <table:table-row table:style-name="ro3">
          <table:table-cell table:style-name="ce4" office:value-type="string">
            <text:p>IC7</text:p>
          </table:table-cell>
          <table:table-cell table:style-name="ce7" table:formula="of:=SUMPRODUCT(LEN([.$A24])-LEN(SUBSTITUTE([.$A24];&quot;,&quot;;&quot;&quot;)))+1" office:value-type="float" office:value="1">
            <text:p>1</text:p>
          </table:table-cell>
          <table:table-cell table:style-name="ce8" table:formula="of:=&quot;F&quot; &amp;[.$H24] &amp;&quot;+&quot;&amp;[.$B24]*[.$C$49]" office:value-type="string" office:string-value="F1753522+10">
            <text:p>F1753522+10</text:p>
          </table:table-cell>
          <table:table-cell table:style-name="ce8" table:formula="of:=[.$H24] &amp;&quot;, &quot;&amp;[.$B24]*[.$C$49]" office:value-type="string" office:string-value="1753522, 10">
            <text:p>1753522, 10</text:p>
          </table:table-cell>
          <table:table-cell table:number-columns-repeated="3"/>
          <table:table-cell table:style-name="ce10" office:value-type="string">
            <text:p>1753522</text:p>
          </table:table-cell>
          <table:table-cell/>
        </table:table-row>
        <table:table-row table:style-name="ro3">
          <table:table-cell table:style-name="ce4" office:value-type="string">
            <text:p>IC8</text:p>
          </table:table-cell>
          <table:table-cell table:style-name="ce7" table:formula="of:=SUMPRODUCT(LEN([.$A25])-LEN(SUBSTITUTE([.$A25];&quot;,&quot;;&quot;&quot;)))+1" office:value-type="float" office:value="1">
            <text:p>1</text:p>
          </table:table-cell>
          <table:table-cell table:style-name="ce8" table:formula="of:=&quot;F&quot; &amp;[.$H25] &amp;&quot;+&quot;&amp;[.$B25]*[.$C$49]" office:value-type="string" office:string-value="F2057409+10">
            <text:p>F2057409+10</text:p>
          </table:table-cell>
          <table:table-cell table:style-name="ce8" table:formula="of:=[.$H25] &amp;&quot;, &quot;&amp;[.$B25]*[.$C$49]" office:value-type="string" office:string-value="2057409, 10">
            <text:p>2057409, 10</text:p>
          </table:table-cell>
          <table:table-cell table:number-columns-repeated="3"/>
          <table:table-cell table:style-name="ce10" office:value-type="float" office:value="2057409">
            <text:p>2057409</text:p>
          </table:table-cell>
          <table:table-cell/>
        </table:table-row>
        <table:table-row table:style-name="ro3">
          <table:table-cell table:style-name="ce4" office:value-type="string">
            <text:p>IC10</text:p>
          </table:table-cell>
          <table:table-cell table:style-name="ce7" table:formula="of:=SUMPRODUCT(LEN([.$A26])-LEN(SUBSTITUTE([.$A26];&quot;,&quot;;&quot;&quot;)))+1" office:value-type="float" office:value="1">
            <text:p>1</text:p>
          </table:table-cell>
          <table:table-cell table:style-name="ce8" table:formula="of:=&quot;F&quot; &amp;[.$H26] &amp;&quot;+&quot;&amp;[.$B26]*[.$C$49]" office:value-type="string" office:string-value="F1467328+10">
            <text:p>F1467328+10</text:p>
          </table:table-cell>
          <table:table-cell table:style-name="ce8" table:formula="of:=[.$H26] &amp;&quot;, &quot;&amp;[.$B26]*[.$C$49]" office:value-type="string" office:string-value="1467328, 10">
            <text:p>1467328, 10</text:p>
          </table:table-cell>
          <table:table-cell table:number-columns-repeated="3"/>
          <table:table-cell table:style-name="ce10" office:value-type="string">
            <text:p>1467328</text:p>
          </table:table-cell>
          <table:table-cell/>
        </table:table-row>
        <table:table-row table:style-name="ro3">
          <table:table-cell table:style-name="ce4" office:value-type="string">
            <text:p>J1</text:p>
          </table:table-cell>
          <table:table-cell table:style-name="ce7" table:formula="of:=SUMPRODUCT(LEN([.$A27])-LEN(SUBSTITUTE([.$A27];&quot;,&quot;;&quot;&quot;)))+1" office:value-type="float" office:value="1">
            <text:p>1</text:p>
          </table:table-cell>
          <table:table-cell table:style-name="ce8" table:formula="of:=&quot;F&quot; &amp;[.$H27] &amp;&quot;+&quot;&amp;[.$B27]*[.$C$49]" office:value-type="string" office:string-value="F1022231+10">
            <text:p>F1022231+10</text:p>
          </table:table-cell>
          <table:table-cell table:style-name="ce8" table:formula="of:=[.$H27] &amp;&quot;, &quot;&amp;[.$B27]*[.$C$49]" office:value-type="string" office:string-value="1022231, 10">
            <text:p>1022231, 10</text:p>
          </table:table-cell>
          <table:table-cell table:number-columns-repeated="3"/>
          <table:table-cell table:style-name="ce10" office:value-type="float" office:value="1022231">
            <text:p>1022231</text:p>
          </table:table-cell>
          <table:table-cell/>
        </table:table-row>
        <table:table-row table:style-name="ro3">
          <table:table-cell table:style-name="ce4" office:value-type="string">
            <text:p>JP1</text:p>
          </table:table-cell>
          <table:table-cell table:style-name="ce7" table:formula="of:=SUMPRODUCT(LEN([.$A28])-LEN(SUBSTITUTE([.$A28];&quot;,&quot;;&quot;&quot;)))+1" office:value-type="float" office:value="1">
            <text:p>1</text:p>
          </table:table-cell>
          <table:table-cell table:style-name="ce8" table:formula="of:=&quot;F&quot; &amp;[.$H28] &amp;&quot;+&quot;&amp;[.$B28]*[.$C$49]" office:value-type="string" office:string-value="F1022245+10">
            <text:p>F1022245+10</text:p>
          </table:table-cell>
          <table:table-cell table:style-name="ce8" table:formula="of:=[.$H28] &amp;&quot;, &quot;&amp;[.$B28]*[.$C$49]" office:value-type="string" office:string-value="1022245, 10">
            <text:p>1022245, 10</text:p>
          </table:table-cell>
          <table:table-cell table:number-columns-repeated="3"/>
          <table:table-cell table:style-name="ce10" office:value-type="string">
            <text:p>1022245</text:p>
          </table:table-cell>
          <table:table-cell/>
        </table:table-row>
        <table:table-row table:style-name="ro3">
          <table:table-cell table:style-name="ce4" office:value-type="string">
            <text:p>JP1</text:p>
          </table:table-cell>
          <table:table-cell table:style-name="ce7" table:formula="of:=SUMPRODUCT(LEN([.$A29])-LEN(SUBSTITUTE([.$A29];&quot;,&quot;;&quot;&quot;)))+1" office:value-type="float" office:value="1">
            <text:p>1</text:p>
          </table:table-cell>
          <table:table-cell table:style-name="ce8" table:formula="of:=&quot;F&quot; &amp;[.$H29] &amp;&quot;+&quot;&amp;[.$B29]*[.$C$49]" office:value-type="string" office:string-value="F1822174+10">
            <text:p>F1822174+10</text:p>
          </table:table-cell>
          <table:table-cell table:style-name="ce8" table:formula="of:=[.$H29] &amp;&quot;, &quot;&amp;[.$B29]*[.$C$49]" office:value-type="string" office:string-value="1822174, 10">
            <text:p>1822174, 10</text:p>
          </table:table-cell>
          <table:table-cell table:number-columns-repeated="3"/>
          <table:table-cell table:style-name="ce10" office:value-type="string">
            <text:p>1822174</text:p>
          </table:table-cell>
          <table:table-cell/>
        </table:table-row>
        <table:table-row table:style-name="ro3">
          <table:table-cell table:style-name="ce4" office:value-type="string">
            <text:p>L1</text:p>
          </table:table-cell>
          <table:table-cell table:style-name="ce7" table:formula="of:=SUMPRODUCT(LEN([.$A30])-LEN(SUBSTITUTE([.$A30];&quot;,&quot;;&quot;&quot;)))+1" office:value-type="float" office:value="1">
            <text:p>1</text:p>
          </table:table-cell>
          <table:table-cell table:style-name="ce8" table:formula="of:=&quot;F&quot; &amp;[.$H30] &amp;&quot;+&quot;&amp;[.$B30]*[.$C$49]" office:value-type="string" office:string-value="F2219279+10">
            <text:p>F2219279+10</text:p>
          </table:table-cell>
          <table:table-cell table:style-name="ce8" table:formula="of:=[.$H30] &amp;&quot;, &quot;&amp;[.$B30]*[.$C$49]" office:value-type="string" office:string-value="2219279, 10">
            <text:p>2219279, 10</text:p>
          </table:table-cell>
          <table:table-cell table:number-columns-repeated="3"/>
          <table:table-cell table:style-name="ce10" office:value-type="float" office:value="2219279">
            <text:p>2219279</text:p>
          </table:table-cell>
          <table:table-cell/>
        </table:table-row>
        <table:table-row table:style-name="ro3">
          <table:table-cell table:style-name="ce4" office:value-type="string">
            <text:p>L2, L3, L4, L5, L6, L7</text:p>
          </table:table-cell>
          <table:table-cell table:style-name="ce7" table:formula="of:=SUMPRODUCT(LEN([.$A31])-LEN(SUBSTITUTE([.$A31];&quot;,&quot;;&quot;&quot;)))+1" office:value-type="float" office:value="6">
            <text:p>6</text:p>
          </table:table-cell>
          <table:table-cell table:style-name="ce8" table:formula="of:=&quot;F&quot; &amp;[.$H31] &amp;&quot;+&quot;&amp;[.$B31]*[.$C$49]" office:value-type="string" office:string-value="F1669687+60">
            <text:p>F1669687+60</text:p>
          </table:table-cell>
          <table:table-cell table:style-name="ce8" table:formula="of:=[.$H31] &amp;&quot;, &quot;&amp;[.$B31]*[.$C$49]" office:value-type="string" office:string-value="1669687, 60">
            <text:p>1669687, 60</text:p>
          </table:table-cell>
          <table:table-cell table:number-columns-repeated="3"/>
          <table:table-cell table:style-name="ce10" office:value-type="string">
            <text:p>1669687</text:p>
          </table:table-cell>
          <table:table-cell/>
        </table:table-row>
        <table:table-row table:style-name="ro3">
          <table:table-cell table:style-name="ce4" office:value-type="string">
            <text:p>LED1, LED2, LED3</text:p>
          </table:table-cell>
          <table:table-cell table:style-name="ce7" table:formula="of:=SUMPRODUCT(LEN([.$A32])-LEN(SUBSTITUTE([.$A32];&quot;,&quot;;&quot;&quot;)))+1" office:value-type="float" office:value="3">
            <text:p>3</text:p>
          </table:table-cell>
          <table:table-cell table:style-name="ce8" table:formula="of:=&quot;F&quot; &amp;[.$H32] &amp;&quot;+&quot;&amp;[.$B32]*[.$C$49]" office:value-type="string" office:string-value="F2099250+30">
            <text:p>F2099250+30</text:p>
          </table:table-cell>
          <table:table-cell table:style-name="ce8" table:formula="of:=[.$H32] &amp;&quot;, &quot;&amp;[.$B32]*[.$C$49]" office:value-type="string" office:string-value="2099250, 30">
            <text:p>2099250, 30</text:p>
          </table:table-cell>
          <table:table-cell table:number-columns-repeated="3"/>
          <table:table-cell table:style-name="ce10" office:value-type="float" office:value="2099250">
            <text:p>2099250</text:p>
          </table:table-cell>
          <table:table-cell/>
        </table:table-row>
        <table:table-row table:style-name="ro3">
          <table:table-cell table:style-name="ce4" office:value-type="string">
            <text:p>R1</text:p>
          </table:table-cell>
          <table:table-cell table:style-name="ce7" table:formula="of:=SUMPRODUCT(LEN([.$A33])-LEN(SUBSTITUTE([.$A33];&quot;,&quot;;&quot;&quot;)))+1" office:value-type="float" office:value="1">
            <text:p>1</text:p>
          </table:table-cell>
          <table:table-cell table:style-name="ce8" table:formula="of:=&quot;F&quot; &amp;[.$H33] &amp;&quot;+&quot;&amp;[.$B33]*[.$C$49]" office:value-type="string" office:string-value="F1170930+10">
            <text:p>F1170930+10</text:p>
          </table:table-cell>
          <table:table-cell table:style-name="ce8" table:formula="of:=[.$H33] &amp;&quot;, &quot;&amp;[.$B33]*[.$C$49]" office:value-type="string" office:string-value="1170930, 10">
            <text:p>1170930, 10</text:p>
          </table:table-cell>
          <table:table-cell table:number-columns-repeated="3"/>
          <table:table-cell table:style-name="ce10" office:value-type="string">
            <text:p>1170930</text:p>
          </table:table-cell>
          <table:table-cell/>
        </table:table-row>
        <table:table-row table:style-name="ro3">
          <table:table-cell table:style-name="ce4" office:value-type="string">
            <text:p>R2, R34</text:p>
          </table:table-cell>
          <table:table-cell table:style-name="ce7" table:formula="of:=SUMPRODUCT(LEN([.$A34])-LEN(SUBSTITUTE([.$A34];&quot;,&quot;;&quot;&quot;)))+1" office:value-type="float" office:value="2">
            <text:p>2</text:p>
          </table:table-cell>
          <table:table-cell table:style-name="ce8" table:formula="of:=&quot;F&quot; &amp;[.$H34] &amp;&quot;+&quot;&amp;[.$B34]*[.$C$49]" office:value-type="string" office:string-value="F9331034+20">
            <text:p>F9331034+20</text:p>
          </table:table-cell>
          <table:table-cell table:style-name="ce8" table:formula="of:=[.$H34] &amp;&quot;, &quot;&amp;[.$B34]*[.$C$49]" office:value-type="string" office:string-value="9331034, 20">
            <text:p>9331034, 20</text:p>
          </table:table-cell>
          <table:table-cell table:number-columns-repeated="3"/>
          <table:table-cell table:style-name="ce10" office:value-type="string">
            <text:p>9331034</text:p>
          </table:table-cell>
          <table:table-cell/>
        </table:table-row>
        <table:table-row table:style-name="ro3">
          <table:table-cell table:style-name="ce4" office:value-type="string">
            <text:p>R3, R11, R22, R33, R35</text:p>
          </table:table-cell>
          <table:table-cell table:style-name="ce7" table:formula="of:=SUMPRODUCT(LEN([.$A35])-LEN(SUBSTITUTE([.$A35];&quot;,&quot;;&quot;&quot;)))+1" office:value-type="float" office:value="5">
            <text:p>5</text:p>
          </table:table-cell>
          <table:table-cell table:style-name="ce8" table:formula="of:=&quot;F&quot; &amp;[.$H35] &amp;&quot;+&quot;&amp;[.$B35]*[.$C$49]" office:value-type="string" office:string-value="F9330399+50">
            <text:p>F9330399+50</text:p>
          </table:table-cell>
          <table:table-cell table:style-name="ce8" table:formula="of:=[.$H35] &amp;&quot;, &quot;&amp;[.$B35]*[.$C$49]" office:value-type="string" office:string-value="9330399, 50">
            <text:p>9330399, 50</text:p>
          </table:table-cell>
          <table:table-cell table:number-columns-repeated="3"/>
          <table:table-cell table:style-name="ce10" office:value-type="string">
            <text:p>9330399</text:p>
          </table:table-cell>
          <table:table-cell/>
        </table:table-row>
        <table:table-row table:style-name="ro3">
          <table:table-cell table:style-name="ce5" office:value-type="string">
            <text:p>R16, R23, R32 (for normal bias)</text:p>
          </table:table-cell>
          <table:table-cell table:style-name="ce7" table:formula="of:=SUMPRODUCT(LEN([.$A36])-LEN(SUBSTITUTE([.$A36];&quot;,&quot;;&quot;&quot;)))+1" office:value-type="float" office:value="3">
            <text:p>3</text:p>
          </table:table-cell>
          <table:table-cell table:style-name="ce8" table:formula="of:=&quot;F&quot; &amp;[.$H36] &amp;&quot;+&quot;&amp;[.$B36]*[.$C$49]" office:value-type="string" office:string-value="F9330399+30">
            <text:p>F9330399+30</text:p>
          </table:table-cell>
          <table:table-cell table:style-name="ce8" table:formula="of:=[.$H36] &amp;&quot;, &quot;&amp;[.$B36]*[.$C$49]" office:value-type="string" office:string-value="9330399, 30">
            <text:p>9330399, 30</text:p>
          </table:table-cell>
          <table:table-cell table:number-columns-repeated="3"/>
          <table:table-cell table:style-name="ce10" office:value-type="string">
            <text:p>9330399</text:p>
          </table:table-cell>
          <table:table-cell/>
        </table:table-row>
        <table:table-row table:style-name="ro3">
          <table:table-cell table:style-name="ce5" office:value-type="string">
            <text:p>R19, R27, R38 (for alternate bias)</text:p>
          </table:table-cell>
          <table:table-cell table:style-name="ce7" table:formula="of:=SUMPRODUCT(LEN([.$A37])-LEN(SUBSTITUTE([.$A37];&quot;,&quot;;&quot;&quot;)))+1" office:value-type="float" office:value="3">
            <text:p>3</text:p>
          </table:table-cell>
          <table:table-cell table:style-name="ce8" table:formula="of:=&quot;F&quot; &amp;[.$H37] &amp;&quot;+&quot;&amp;[.$B37]*[.$C$49]" office:value-type="string" office:string-value="F9330399+30">
            <text:p>F9330399+30</text:p>
          </table:table-cell>
          <table:table-cell table:style-name="ce8" table:formula="of:=[.$H37] &amp;&quot;, &quot;&amp;[.$B37]*[.$C$49]" office:value-type="string" office:string-value="9330399, 30">
            <text:p>9330399, 30</text:p>
          </table:table-cell>
          <table:table-cell table:number-columns-repeated="3"/>
          <table:table-cell table:style-name="ce10" office:value-type="string">
            <text:p>9330399</text:p>
          </table:table-cell>
          <table:table-cell/>
        </table:table-row>
        <table:table-row table:style-name="ro3">
          <table:table-cell table:style-name="ce4" office:value-type="string">
            <text:p>R4, R5, R9, R12, R13</text:p>
          </table:table-cell>
          <table:table-cell table:style-name="ce7" table:formula="of:=SUMPRODUCT(LEN([.$A38])-LEN(SUBSTITUTE([.$A38];&quot;,&quot;;&quot;&quot;)))+1" office:value-type="float" office:value="5">
            <text:p>5</text:p>
          </table:table-cell>
          <table:table-cell table:style-name="ce8" table:formula="of:=&quot;F&quot; &amp;[.$H38] &amp;&quot;+&quot;&amp;[.$B38]*[.$C$49]" office:value-type="string" office:string-value="F9331379+50">
            <text:p>F9331379+50</text:p>
          </table:table-cell>
          <table:table-cell table:style-name="ce8" table:formula="of:=[.$H38] &amp;&quot;, &quot;&amp;[.$B38]*[.$C$49]" office:value-type="string" office:string-value="9331379, 50">
            <text:p>9331379, 50</text:p>
          </table:table-cell>
          <table:table-cell table:number-columns-repeated="3"/>
          <table:table-cell table:style-name="ce10" office:value-type="string">
            <text:p>9331379</text:p>
          </table:table-cell>
          <table:table-cell/>
        </table:table-row>
        <table:table-row table:style-name="ro3">
          <table:table-cell table:style-name="ce4" office:value-type="string">
            <text:p>R6, R7, R8</text:p>
          </table:table-cell>
          <table:table-cell table:style-name="ce7" table:formula="of:=SUMPRODUCT(LEN([.$A39])-LEN(SUBSTITUTE([.$A39];&quot;,&quot;;&quot;&quot;)))+1" office:value-type="float" office:value="3">
            <text:p>3</text:p>
          </table:table-cell>
          <table:table-cell table:style-name="ce8" table:formula="of:=&quot;F&quot; &amp;[.$H39] &amp;&quot;+&quot;&amp;[.$B39]*[.$C$49]" office:value-type="string" office:string-value="F1865271+30">
            <text:p>F1865271+30</text:p>
          </table:table-cell>
          <table:table-cell table:style-name="ce8" table:formula="of:=[.$H39] &amp;&quot;, &quot;&amp;[.$B39]*[.$C$49]" office:value-type="string" office:string-value="1865271, 30">
            <text:p>1865271, 30</text:p>
          </table:table-cell>
          <table:table-cell table:number-columns-repeated="3"/>
          <table:table-cell table:style-name="ce10" office:value-type="string">
            <text:p>1865271</text:p>
          </table:table-cell>
          <table:table-cell/>
        </table:table-row>
        <table:table-row table:style-name="ro3">
          <table:table-cell table:style-name="ce4" office:value-type="string">
            <text:p>R10, R18, R26, R40</text:p>
          </table:table-cell>
          <table:table-cell table:style-name="ce7" table:formula="of:=SUMPRODUCT(LEN([.$A40])-LEN(SUBSTITUTE([.$A40];&quot;,&quot;;&quot;&quot;)))+1" office:value-type="float" office:value="4">
            <text:p>4</text:p>
          </table:table-cell>
          <table:table-cell table:style-name="ce8" table:formula="of:=&quot;F&quot; &amp;[.$H40] &amp;&quot;+&quot;&amp;[.$B40]*[.$C$49]" office:value-type="string" office:string-value="F9330402+40">
            <text:p>F9330402+40</text:p>
          </table:table-cell>
          <table:table-cell table:style-name="ce8" table:formula="of:=[.$H40] &amp;&quot;, &quot;&amp;[.$B40]*[.$C$49]" office:value-type="string" office:string-value="9330402, 40">
            <text:p>9330402, 40</text:p>
          </table:table-cell>
          <table:table-cell table:number-columns-repeated="3"/>
          <table:table-cell table:style-name="ce10" office:value-type="string">
            <text:p>9330402</text:p>
          </table:table-cell>
          <table:table-cell/>
        </table:table-row>
        <table:table-row table:style-name="ro4">
          <table:table-cell table:style-name="ce6" office:value-type="string">
            <text:p>R14, R15, R17, R20, R21, R25, R28, R30, R37, R41, R42, R43, R44, R45</text:p>
          </table:table-cell>
          <table:table-cell table:style-name="ce7" table:formula="of:=SUMPRODUCT(LEN([.$A41])-LEN(SUBSTITUTE([.$A41];&quot;,&quot;;&quot;&quot;)))+1" office:value-type="float" office:value="14">
            <text:p>14</text:p>
          </table:table-cell>
          <table:table-cell table:style-name="ce8" table:formula="of:=&quot;F&quot; &amp;[.$H41] &amp;&quot;+&quot;&amp;[.$B41]*[.$C$49]" office:value-type="string" office:string-value="F9330364 +140">
            <text:p>F9330364 +140</text:p>
          </table:table-cell>
          <table:table-cell table:style-name="ce8" table:formula="of:=[.$H41] &amp;&quot;, &quot;&amp;[.$B41]*[.$C$49]" office:value-type="string" office:string-value="9330364 , 140">
            <text:p>9330364 , 140</text:p>
          </table:table-cell>
          <table:table-cell table:number-columns-repeated="3"/>
          <table:table-cell office:value-type="string">
            <text:p>9330364 </text:p>
          </table:table-cell>
          <table:table-cell/>
        </table:table-row>
        <table:table-row table:style-name="ro3">
          <table:table-cell table:style-name="ce6" office:value-type="string">
            <text:p>R24</text:p>
          </table:table-cell>
          <table:table-cell table:style-name="ce7" table:formula="of:=SUMPRODUCT(LEN([.$A42])-LEN(SUBSTITUTE([.$A42];&quot;,&quot;;&quot;&quot;)))+1" office:value-type="float" office:value="1">
            <text:p>1</text:p>
          </table:table-cell>
          <table:table-cell table:style-name="ce8" table:formula="of:=&quot;F&quot; &amp;[.$H42] &amp;&quot;+&quot;&amp;[.$B42]*[.$C$49]" office:value-type="string" office:string-value="F9331239+10">
            <text:p>F9331239+10</text:p>
          </table:table-cell>
          <table:table-cell table:style-name="ce8" table:formula="of:=[.$H42] &amp;&quot;, &quot;&amp;[.$B42]*[.$C$49]" office:value-type="string" office:string-value="9331239, 10">
            <text:p>9331239, 10</text:p>
          </table:table-cell>
          <table:table-cell table:number-columns-repeated="3"/>
          <table:table-cell table:style-name="ce10" office:value-type="float" office:value="9331239">
            <text:p>9331239</text:p>
          </table:table-cell>
          <table:table-cell/>
        </table:table-row>
        <table:table-row table:style-name="ro3">
          <table:table-cell table:style-name="ce6" office:value-type="string">
            <text:p>R29, R31, R36, R39</text:p>
          </table:table-cell>
          <table:table-cell table:style-name="ce7" table:formula="of:=SUMPRODUCT(LEN([.$A43])-LEN(SUBSTITUTE([.$A43];&quot;,&quot;;&quot;&quot;)))+1" office:value-type="float" office:value="4">
            <text:p>4</text:p>
          </table:table-cell>
          <table:table-cell table:style-name="ce8" table:formula="of:=&quot;F&quot; &amp;[.$H43] &amp;&quot;+&quot;&amp;[.$B43]*[.$C$49]" office:value-type="string" office:string-value="F9331280+40">
            <text:p>F9331280+40</text:p>
          </table:table-cell>
          <table:table-cell table:style-name="ce8" table:formula="of:=[.$H43] &amp;&quot;, &quot;&amp;[.$B43]*[.$C$49]" office:value-type="string" office:string-value="9331280, 40">
            <text:p>9331280, 40</text:p>
          </table:table-cell>
          <table:table-cell table:number-columns-repeated="3"/>
          <table:table-cell table:style-name="ce10" office:value-type="string">
            <text:p>9331280</text:p>
          </table:table-cell>
          <table:table-cell/>
        </table:table-row>
        <table:table-row table:style-name="ro3">
          <table:table-cell table:style-name="ce6" office:value-type="string">
            <text:p>Q1, Q2, Q3, Q4</text:p>
          </table:table-cell>
          <table:table-cell table:style-name="ce7" table:formula="of:=SUMPRODUCT(LEN([.$A44])-LEN(SUBSTITUTE([.$A44];&quot;,&quot;;&quot;&quot;)))+1" office:value-type="float" office:value="4">
            <text:p>4</text:p>
          </table:table-cell>
          <table:table-cell table:style-name="ce8" table:formula="of:=&quot;F&quot; &amp;[.$H44] &amp;&quot;+&quot;&amp;[.$B44]*[.$C$49]" office:value-type="string" office:string-value="F1688585+40">
            <text:p>F1688585+40</text:p>
          </table:table-cell>
          <table:table-cell table:style-name="ce8" table:formula="of:=[.$H44] &amp;&quot;, &quot;&amp;[.$B44]*[.$C$49]" office:value-type="string" office:string-value="1688585, 40">
            <text:p>1688585, 40</text:p>
          </table:table-cell>
          <table:table-cell table:number-columns-repeated="3"/>
          <table:table-cell table:style-name="ce10" office:value-type="float" office:value="1688585">
            <text:p>1688585</text:p>
          </table:table-cell>
          <table:table-cell/>
        </table:table-row>
        <table:table-row table:style-name="ro3">
          <table:table-cell table:style-name="ce6" office:value-type="string">
            <text:p>X1</text:p>
          </table:table-cell>
          <table:table-cell table:style-name="ce7" table:formula="of:=SUMPRODUCT(LEN([.$A45])-LEN(SUBSTITUTE([.$A45];&quot;,&quot;;&quot;&quot;)))+1" office:value-type="float" office:value="1">
            <text:p>1</text:p>
          </table:table-cell>
          <table:table-cell table:style-name="ce8" table:formula="of:=&quot;F&quot; &amp;[.$H45] &amp;&quot;+&quot;&amp;[.$B45]*[.$C$49]" office:value-type="string" office:string-value="F1678451+10">
            <text:p>F1678451+10</text:p>
          </table:table-cell>
          <table:table-cell table:style-name="ce8" table:formula="of:=[.$H45] &amp;&quot;, &quot;&amp;[.$B45]*[.$C$49]" office:value-type="string" office:string-value="1678451, 10">
            <text:p>1678451, 10</text:p>
          </table:table-cell>
          <table:table-cell table:number-columns-repeated="3"/>
          <table:table-cell table:style-name="ce10" office:value-type="float" office:value="1678451">
            <text:p>1678451</text:p>
          </table:table-cell>
          <table:table-cell/>
        </table:table-row>
        <table:table-row table:style-name="ro3">
          <table:table-cell table:style-name="ce6" office:value-type="string">
            <text:p>X2</text:p>
          </table:table-cell>
          <table:table-cell table:style-name="ce7" table:formula="of:=SUMPRODUCT(LEN([.$A46])-LEN(SUBSTITUTE([.$A46];&quot;,&quot;;&quot;&quot;)))+1" office:value-type="float" office:value="1">
            <text:p>1</text:p>
          </table:table-cell>
          <table:table-cell table:style-name="ce8" table:formula="of:=&quot;F&quot; &amp;[.$H46] &amp;&quot;+&quot;&amp;[.$B46]*[.$C$49]" office:value-type="string" office:string-value="F1792954+10">
            <text:p>F1792954+10</text:p>
          </table:table-cell>
          <table:table-cell table:style-name="ce8" table:formula="of:=[.$H46] &amp;&quot;, &quot;&amp;[.$B46]*[.$C$49]" office:value-type="string" office:string-value="1792954, 10">
            <text:p>1792954, 10</text:p>
          </table:table-cell>
          <table:table-cell table:number-columns-repeated="3"/>
          <table:table-cell table:style-name="ce10" office:value-type="float" office:value="1792954">
            <text:p>1792954</text:p>
          </table:table-cell>
          <table:table-cell/>
        </table:table-row>
        <table:table-row table:style-name="ro3">
          <table:table-cell table:style-name="ce6" office:value-type="string">
            <text:p>X3</text:p>
          </table:table-cell>
          <table:table-cell table:style-name="ce7" table:formula="of:=SUMPRODUCT(LEN([.$A47])-LEN(SUBSTITUTE([.$A47];&quot;,&quot;;&quot;&quot;)))+1" office:value-type="float" office:value="1">
            <text:p>1</text:p>
          </table:table-cell>
          <table:table-cell table:style-name="ce8" table:formula="of:=&quot;F&quot; &amp;[.$H47] &amp;&quot;+&quot;&amp;[.$B47]*[.$C$49]" office:value-type="string" office:string-value="F1792960+10">
            <text:p>F1792960+10</text:p>
          </table:table-cell>
          <table:table-cell table:style-name="ce8" table:formula="of:=[.$H47] &amp;&quot;, &quot;&amp;[.$B47]*[.$C$49]" office:value-type="string" office:string-value="1792960, 10">
            <text:p>1792960, 10</text:p>
          </table:table-cell>
          <table:table-cell table:number-columns-repeated="3"/>
          <table:table-cell table:style-name="ce10" office:value-type="float" office:value="1792960">
            <text:p>179296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Number to order: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ce10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number-columns-repeated="7"/>
          <table:table-cell table:style-name="ce10"/>
          <table:table-cell/>
        </table:table-row>
        <table:table-row table:style-name="ro1" table:number-rows-repeated="104850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B104857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15:32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2:44:16</meta:creation-date>
    <dc:date>2013-12-05T15:52:34</dc:date>
    <meta:editing-duration>PT41M50S</meta:editing-duration>
    <meta:editing-cycles>20</meta:editing-cycles>
    <meta:generator>LibreOffice/4.0.2.2$Linux_X86_64 LibreOffice_project/400m0$Build-2</meta:generator>
    <meta:document-statistic meta:table-count="3" meta:cell-count="226" meta:object-count="0"/>
  </office:meta>
</office:document-meta>
</file>